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atPl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urse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memb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e1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t5-90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e1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t5-90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e1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t5-90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e10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t5-90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e10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t5-90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e1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se-10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e1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se-10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e11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se-10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if133islam@gmail.com</meta:initial-creator>
    <dc:creator>arif133islam@gmail.com</dc:creator>
    <meta:creation-date>2020-01-17T14:33:06Z</meta:creation-date>
    <dc:date>2020-01-18T09:58:55Z</dc:date>
  </office:meta>
</office:document-meta>
</file>